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ce2" officeooo:paragraph-rsid="00180ce2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Target Integration Interview question</text:span></text:p>
      <text:p text:style-name="P1"/>
      <text:p text:style-name="P1">1. what you understand by Target integration.?</text:p>
      <text:p text:style-name="P1">2. Add to list and remove repeated item, tell only logic.</text:p>
      <text:p text:style-name="P1">3. suppose your cemera <text:s/>module is not woking what will you do?</text:p>
      <text:p text:style-name="P1">4. Are you really intrested for this positioin.</text:p>
      <text:p text:style-name="P1">5. Do You <text:s/>have any idea that how actully connection established when we make call ?</text:p>
      <text:p text:style-name="P1">6. Tell me about your projects.</text:p>
      <text:p text:style-name="P1">7. Do have any question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5:12:17.637372791</meta:creation-date>
    <dc:date>2019-09-06T15:24:18.530745703</dc:date>
    <meta:editing-duration>PT1M4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9" meta:character-count="391" meta:non-whitespace-character-count="325"/>
  </office:meta>
</office:document-meta>
</file>